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211cm"/>
    </style:style>
    <style:style style:name="gr2" style:family="graphic" style:parent-style-name="objectwithoutfill">
      <style:graphic-properties svg:stroke-width="0.081cm" draw:marker-start-width="0.32cm" draw:marker-end-width="0.32cm" svg:stroke-linecap="butt" draw:fill="none" draw:textarea-vertical-align="middle" fo:padding-top="0.164cm" fo:padding-bottom="0.164cm" fo:padding-left="0.289cm" fo:padding-right="0.289cm"/>
    </style:style>
    <style:style style:name="gr3" style:family="graphic" style:parent-style-name="objectwithoutfill">
      <style:graphic-properties draw:stroke="solid" draw:stroke-dash="Ultrafine_20_Dashed" svg:stroke-width="0.018cm" svg:stroke-color="#eeeeee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color="#eeeeee" draw:fill="none" draw:textarea-vertical-align="middle"/>
    </style:style>
    <style:style style:name="gr5" style:family="graphic" style:parent-style-name="standard">
      <style:graphic-properties draw:stroke="solid" svg:stroke-color="#111111" draw:fill-color="#eeeeee" draw:textarea-horizontal-align="justify" draw:textarea-vertical-align="middle" draw:auto-grow-height="false" fo:min-height="3.052cm" fo:min-width="9.025cm"/>
    </style:style>
    <style:style style:name="gr6" style:family="graphic" style:parent-style-name="objectwithoutfill">
      <style:graphic-properties svg:stroke-width="0.081cm" svg:stroke-color="#111111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02cm"/>
    </style:style>
    <style:style style:name="gr8" style:family="graphic" style:parent-style-name="standard">
      <style:graphic-properties draw:stroke="dash" draw:stroke-dash="Fine_20_Dashed" svg:stroke-width="0.081cm" svg:stroke-color="#111111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0.878cm"/>
    </style:style>
    <style:style style:name="gr1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Fine_20_Dashed" svg:stroke-width="0.081cm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text-properties fo:font-size="28pt"/>
    </style:style>
    <style:style style:name="P2" style:family="paragraph">
      <loext:graphic-properties draw:fill="none" draw:fill-color="#ffffff"/>
      <style:text-properties style:font-name="Ubuntu Light"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style:paragraph-properties fo:text-align="center"/>
    </style:style>
    <style:style style:name="T1" style:family="text">
      <style:text-properties style:font-name="Ubuntu Light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668cm" svg:height="2.461cm" svg:x="1cm" svg:y="1cm">
          <draw:text-box>
            <text:p text:style-name="P1"><text:span text:style-name="T1">State: all closed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</draw:page>
      <draw:page draw:name="page2" draw:style-name="dp1" draw:master-page-name="Default">
        <draw:frame draw:style-name="gr1" draw:text-style-name="P2" draw:layer="layout" svg:width="10.668cm" svg:height="2.461cm" svg:x="1cm" svg:y="1cm">
          <draw:text-box>
            <text:p text:style-name="P1"><text:span text:style-name="T1">State: N road open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3" draw:id="id3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4" draw:id="id4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1" draw:id="id1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2" draw:id="id2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7.351cm" svg:y1="6.08cm" svg:x2="7.351cm" svg:y2="12.43cm" draw:start-shape="id1" draw:start-glue-point="5" draw:end-shape="id2" draw:end-glue-point="4" svg:d="M7351 6080v6350" svg:viewBox="0 0 1 6351">
          <text:p/>
        </draw:connector>
        <draw:connector draw:style-name="gr10" draw:text-style-name="P3" draw:layer="layout" svg:x1="7.351cm" svg:y1="6.08cm" svg:x2="4.81cm" svg:y2="8.621cm" draw:start-shape="id1" draw:start-glue-point="5" draw:end-shape="id3" draw:end-glue-point="4" svg:d="M7351 6080v2541h-2541" svg:viewBox="0 0 2542 2542">
          <text:p/>
        </draw:connector>
        <draw:connector draw:style-name="gr10" draw:text-style-name="P3" draw:layer="layout" svg:x1="7.351cm" svg:y1="6.08cm" svg:x2="11.16cm" svg:y2="8.621cm" draw:start-shape="id1" draw:start-glue-point="5" draw:end-shape="id4" draw:end-glue-point="5" svg:d="M7351 6080v2541h3809" svg:viewBox="0 0 3810 2542">
          <text:p/>
        </draw:connector>
      </draw:page>
      <draw:page draw:name="page3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E road open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6" draw:id="id6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5" draw:id="id5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8" draw:id="id8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7" draw:id="id7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11.16cm" svg:y1="8.621cm" svg:x2="4.81cm" svg:y2="8.621cm" draw:start-shape="id5" draw:start-glue-point="5" draw:end-shape="id6" draw:end-glue-point="4" svg:d="M11160 8621h-6350" svg:viewBox="0 0 6351 1">
          <text:p/>
        </draw:connector>
        <draw:connector draw:style-name="gr10" draw:text-style-name="P3" draw:layer="layout" svg:x1="11.16cm" svg:y1="8.621cm" svg:x2="8.619cm" svg:y2="12.43cm" draw:start-shape="id5" draw:start-glue-point="5" draw:end-shape="id7" draw:end-glue-point="5" svg:d="M11160 8621h-2541v3809" svg:viewBox="0 0 2542 3810">
          <text:p/>
        </draw:connector>
        <draw:connector draw:style-name="gr10" draw:text-style-name="P3" draw:layer="layout" svg:x1="11.16cm" svg:y1="8.621cm" svg:x2="8.619cm" svg:y2="6.08cm" draw:start-shape="id5" draw:start-glue-point="5" draw:end-shape="id8" draw:end-glue-point="4" svg:d="M11160 8621h-2541v-2541" svg:viewBox="0 0 2542 2542">
          <text:p/>
        </draw:connector>
      </draw:page>
      <draw:page draw:name="page4" draw:style-name="dp1" draw:master-page-name="Default">
        <draw:frame draw:style-name="gr1" draw:text-style-name="P2" draw:layer="layout" svg:width="10.668cm" svg:height="2.461cm" svg:x="1cm" svg:y="1cm">
          <draw:text-box>
            <text:p text:style-name="P1"><text:span text:style-name="T1">State: S road open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11" draw:id="id11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12" draw:id="id12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10" draw:id="id10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9" draw:id="id9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onnector draw:style-name="gr10" draw:text-style-name="P3" draw:layer="layout" svg:x1="8.619cm" svg:y1="12.43cm" svg:x2="8.619cm" svg:y2="6.08cm" draw:start-shape="id9" draw:start-glue-point="5" draw:end-shape="id10" draw:end-glue-point="4" svg:d="M8619 12430v-6350" svg:viewBox="0 0 1 6351">
          <text:p/>
        </draw:connector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8.619cm" svg:y1="12.43cm" svg:x2="4.81cm" svg:y2="9.889cm" draw:start-shape="id9" draw:start-glue-point="5" draw:end-shape="id11" draw:end-glue-point="5" svg:d="M8619 12430v-2541h-3809" svg:viewBox="0 0 3810 2542">
          <text:p/>
        </draw:connector>
        <draw:connector draw:style-name="gr10" draw:text-style-name="P3" draw:layer="layout" svg:x1="8.619cm" svg:y1="12.43cm" svg:x2="11.16cm" svg:y2="9.889cm" draw:start-shape="id9" draw:start-glue-point="5" draw:end-shape="id12" draw:end-glue-point="4" svg:d="M8619 12430v-2541h2541" svg:viewBox="0 0 2542 2542">
          <text:p/>
        </draw:connector>
      </draw:page>
      <draw:page draw:name="page5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W road open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13" draw:id="id13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14" draw:id="id14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15" draw:id="id15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16" draw:id="id16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4.81cm" svg:y1="9.889cm" svg:x2="11.16cm" svg:y2="9.889cm" draw:start-shape="id13" draw:start-glue-point="5" draw:end-shape="id14" draw:end-glue-point="4" svg:d="M4810 9889h6350" svg:viewBox="0 0 6351 1">
          <text:p/>
        </draw:connector>
        <draw:connector draw:style-name="gr10" draw:text-style-name="P3" draw:layer="layout" svg:x1="4.81cm" svg:y1="9.889cm" svg:x2="7.351cm" svg:y2="6.08cm" draw:start-shape="id13" draw:start-glue-point="5" draw:end-shape="id15" draw:end-glue-point="5" svg:d="M4810 9889h2541v-3809" svg:viewBox="0 0 2542 3810">
          <text:p/>
        </draw:connector>
        <draw:connector draw:style-name="gr10" draw:text-style-name="P3" draw:layer="layout" svg:x1="4.81cm" svg:y1="9.889cm" svg:x2="7.351cm" svg:y2="12.43cm" draw:start-shape="id13" draw:start-glue-point="5" draw:end-shape="id16" draw:end-glue-point="4" svg:d="M4810 9889h2541v2541" svg:viewBox="0 0 2542 2542">
          <text:p/>
        </draw:connector>
      </draw:page>
      <draw:page draw:name="page6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W/E road open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17" draw:id="id17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18" draw:id="id18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20" draw:id="id20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19" draw:id="id19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4.81cm" svg:y1="9.889cm" svg:x2="11.16cm" svg:y2="9.889cm" draw:start-shape="id17" draw:start-glue-point="5" draw:end-shape="id18" draw:end-glue-point="4" svg:d="M4810 9889h6350" svg:viewBox="0 0 6351 1">
          <text:p/>
        </draw:connector>
        <draw:connector draw:style-name="gr10" draw:text-style-name="P3" draw:layer="layout" svg:x1="11.16cm" svg:y1="8.621cm" svg:x2="4.81cm" svg:y2="8.621cm" draw:start-shape="id18" draw:start-glue-point="5" draw:end-shape="id17" draw:end-glue-point="4" svg:d="M11160 8621h-6350" svg:viewBox="0 0 6351 1">
          <text:p/>
        </draw:connector>
        <draw:connector draw:style-name="gr10" draw:text-style-name="P3" draw:layer="layout" svg:x1="4.81cm" svg:y1="9.889cm" svg:x2="7.351cm" svg:y2="12.43cm" draw:start-shape="id17" draw:start-glue-point="5" draw:end-shape="id19" draw:end-glue-point="4" svg:d="M4810 9889h2541v2541" svg:viewBox="0 0 2542 2542">
          <text:p/>
        </draw:connector>
        <draw:connector draw:style-name="gr10" draw:text-style-name="P3" draw:layer="layout" svg:x1="11.16cm" svg:y1="8.621cm" svg:x2="8.619cm" svg:y2="6.08cm" draw:start-shape="id18" draw:start-glue-point="5" draw:end-shape="id20" draw:end-glue-point="4" svg:d="M11160 8621h-2541v-2541" svg:viewBox="0 0 2542 2542">
          <text:p/>
        </draw:connector>
      </draw:page>
      <draw:page draw:name="page7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W/E road open + Peds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xml:id="id25" draw:id="id25" draw:layer="layout" svg:x1="6.08cm" svg:y1="15.605cm" svg:x2="6.08cm" svg:y2="11.16cm">
          <draw:glue-point draw:id="4" svg:x="0cm" svg:y="0.715cm"/>
          <text:p/>
        </draw:line>
        <draw:line draw:style-name="gr2" draw:text-style-name="P3" xml:id="id26" draw:id="id26" draw:layer="layout" svg:x1="9.89cm" svg:y1="15.605cm" svg:x2="9.89cm" svg:y2="11.16cm">
          <draw:glue-point draw:id="4" svg:x="0cm" svg:y="0.715cm"/>
          <text:p/>
        </draw:line>
        <draw:line draw:style-name="gr2" draw:text-style-name="P3" xml:id="id24" draw:id="id24" draw:layer="layout" svg:x1="9.89cm" svg:y1="7.35cm" svg:x2="9.89cm" svg:y2="2.905cm">
          <draw:glue-point draw:id="4" svg:x="0cm" svg:y="-0.713cm"/>
          <text:p/>
        </draw:line>
        <draw:line draw:style-name="gr2" draw:text-style-name="P3" xml:id="id23" draw:id="id2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21" draw:id="id21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22" draw:id="id22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4.81cm" svg:y1="9.889cm" svg:x2="11.16cm" svg:y2="9.889cm" draw:start-shape="id21" draw:start-glue-point="5" draw:end-shape="id22" draw:end-glue-point="4" svg:d="M4810 9889h6350" svg:viewBox="0 0 6351 1">
          <text:p/>
        </draw:connector>
        <draw:connector draw:style-name="gr10" draw:text-style-name="P3" draw:layer="layout" svg:x1="11.16cm" svg:y1="8.621cm" svg:x2="4.81cm" svg:y2="8.621cm" draw:start-shape="id22" draw:start-glue-point="5" draw:end-shape="id21" draw:end-glue-point="4" svg:d="M11160 8621h-6350" svg:viewBox="0 0 6351 1">
          <text:p/>
        </draw:connector>
        <draw:connector draw:style-name="gr11" draw:text-style-name="P3" draw:layer="layout" svg:x1="6.08cm" svg:y1="4.811cm" svg:x2="9.89cm" svg:y2="4.811cm" draw:start-shape="id23" draw:start-glue-point="4" draw:end-shape="id24" draw:end-glue-point="4" svg:d="M6080 4811h3810" svg:viewBox="0 0 3811 1">
          <text:p/>
        </draw:connector>
        <draw:connector draw:style-name="gr11" draw:text-style-name="P3" draw:layer="layout" svg:x1="6.08cm" svg:y1="13.699cm" svg:x2="9.89cm" svg:y2="13.699cm" draw:start-shape="id25" draw:start-glue-point="4" draw:end-shape="id26" draw:end-glue-point="4" svg:d="M6080 13699h3810" svg:viewBox="0 0 3811 1">
          <text:p/>
        </draw:connector>
      </draw:page>
      <draw:page draw:name="page8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W/E road open + S Peds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xml:id="id29" draw:id="id29" draw:layer="layout" svg:x1="6.08cm" svg:y1="15.605cm" svg:x2="6.08cm" svg:y2="11.16cm">
          <draw:glue-point draw:id="4" svg:x="0cm" svg:y="0.715cm"/>
          <text:p/>
        </draw:line>
        <draw:line draw:style-name="gr2" draw:text-style-name="P3" xml:id="id30" draw:id="id30" draw:layer="layout" svg:x1="9.89cm" svg:y1="15.605cm" svg:x2="9.89cm" svg:y2="11.16cm">
          <draw:glue-point draw:id="4" svg:x="0cm" svg:y="0.715cm"/>
          <text:p/>
        </draw:line>
        <draw:line draw:style-name="gr2" draw:text-style-name="P3" draw:layer="layout" svg:x1="9.89cm" svg:y1="7.35cm" svg:x2="9.89cm" svg:y2="2.905cm">
          <draw:glue-point draw:id="4" svg:x="0cm" svg:y="-0.713cm"/>
          <text:p/>
        </draw:line>
        <draw:line draw:style-name="gr2" draw:text-style-name="P3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27" draw:id="id27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28" draw:id="id28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xml:id="id31" draw:id="id31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4.81cm" svg:y1="9.889cm" svg:x2="11.16cm" svg:y2="9.889cm" draw:start-shape="id27" draw:start-glue-point="5" draw:end-shape="id28" draw:end-glue-point="4" svg:d="M4810 9889h6350" svg:viewBox="0 0 6351 1">
          <text:p/>
        </draw:connector>
        <draw:connector draw:style-name="gr10" draw:text-style-name="P3" draw:layer="layout" svg:x1="11.16cm" svg:y1="8.621cm" svg:x2="4.81cm" svg:y2="8.621cm" draw:start-shape="id28" draw:start-glue-point="5" draw:end-shape="id27" draw:end-glue-point="4" svg:d="M11160 8621h-6350" svg:viewBox="0 0 6351 1">
          <text:p/>
        </draw:connector>
        <draw:connector draw:style-name="gr11" draw:text-style-name="P3" draw:layer="layout" svg:x1="6.08cm" svg:y1="13.699cm" svg:x2="9.89cm" svg:y2="13.699cm" draw:start-shape="id29" draw:start-glue-point="4" draw:end-shape="id30" draw:end-glue-point="4" svg:d="M6080 13699h3810" svg:viewBox="0 0 3811 1">
          <text:p/>
        </draw:connector>
        <draw:connector draw:style-name="gr10" draw:text-style-name="P3" draw:layer="layout" svg:x1="11.16cm" svg:y1="8.621cm" svg:x2="8.619cm" svg:y2="6.08cm" draw:start-shape="id28" draw:start-glue-point="5" draw:end-shape="id31" draw:end-glue-point="4" svg:d="M11160 8621h-2541v-2541" svg:viewBox="0 0 2542 2542">
          <text:p/>
        </draw:connector>
      </draw:page>
      <draw:page draw:name="page9" draw:style-name="dp1" draw:master-page-name="Default">
        <draw:frame draw:style-name="gr1" draw:text-style-name="P2" draw:layer="layout" svg:width="19cm" svg:height="2.461cm" svg:x="1cm" svg:y="1cm">
          <draw:text-box>
            <text:p text:style-name="P1"><text:span text:style-name="T1">State: W/E road open + N Peds</text:span></text:p>
          </draw:text-box>
        </draw:frame>
        <draw:line draw:style-name="gr2" draw:text-style-name="P3" draw:layer="layout" svg:x1="1.635cm" svg:y1="7.35cm" svg:x2="6.08cm" svg:y2="7.35cm">
          <text:p/>
        </draw:line>
        <draw:line draw:style-name="gr2" draw:text-style-name="P3" draw:layer="layout" svg:x1="1.635cm" svg:y1="11.16cm" svg:x2="6.08cm" svg:y2="11.16cm">
          <text:p/>
        </draw:line>
        <draw:line draw:style-name="gr2" draw:text-style-name="P3" draw:layer="layout" svg:x1="6.08cm" svg:y1="15.605cm" svg:x2="6.08cm" svg:y2="11.16cm">
          <draw:glue-point draw:id="4" svg:x="0cm" svg:y="0.715cm"/>
          <text:p/>
        </draw:line>
        <draw:line draw:style-name="gr2" draw:text-style-name="P3" draw:layer="layout" svg:x1="9.89cm" svg:y1="15.605cm" svg:x2="9.89cm" svg:y2="11.16cm">
          <draw:glue-point draw:id="4" svg:x="0cm" svg:y="0.715cm"/>
          <text:p/>
        </draw:line>
        <draw:line draw:style-name="gr2" draw:text-style-name="P3" xml:id="id35" draw:id="id35" draw:layer="layout" svg:x1="9.89cm" svg:y1="7.35cm" svg:x2="9.89cm" svg:y2="2.905cm">
          <draw:glue-point draw:id="4" svg:x="0cm" svg:y="-0.713cm"/>
          <text:p/>
        </draw:line>
        <draw:line draw:style-name="gr2" draw:text-style-name="P3" xml:id="id34" draw:id="id34" draw:layer="layout" svg:x1="6.08cm" svg:y1="7.35cm" svg:x2="6.08cm" svg:y2="2.905cm">
          <draw:glue-point draw:id="4" svg:x="0cm" svg:y="-0.713cm"/>
          <text:p/>
        </draw:line>
        <draw:line draw:style-name="gr2" draw:text-style-name="P3" draw:layer="layout" svg:x1="9.89cm" svg:y1="7.35cm" svg:x2="14.335cm" svg:y2="7.35cm">
          <text:p/>
        </draw:line>
        <draw:line draw:style-name="gr2" draw:text-style-name="P3" draw:layer="layout" svg:x1="9.89cm" svg:y1="11.16cm" svg:x2="14.335cm" svg:y2="11.16cm">
          <text:p/>
        </draw:line>
        <draw:line draw:style-name="gr3" draw:text-style-name="P3" xml:id="id32" draw:id="id32" draw:layer="layout" svg:x1="4.81cm" svg:y1="7.35cm" svg:x2="4.81cm" svg:y2="11.16cm">
          <draw:glue-point draw:id="4" svg:x="0cm" svg:y="-1.666cm"/>
          <draw:glue-point draw:id="5" svg:x="0cm" svg:y="1.666cm"/>
          <draw:glue-point draw:id="6" svg:x="0cm" svg:y="0cm"/>
          <text:p/>
        </draw:line>
        <draw:line draw:style-name="gr3" draw:text-style-name="P3" xml:id="id33" draw:id="id33" draw:layer="layout" svg:x1="11.16cm" svg:y1="7.35cm" svg:x2="11.16cm" svg:y2="11.16cm">
          <draw:glue-point draw:id="4" svg:x="0cm" svg:y="1.666cm"/>
          <draw:glue-point draw:id="5" svg:x="0cm" svg:y="-1.666cm"/>
          <draw:glue-point draw:id="6" svg:x="0cm" svg:y="0cm"/>
          <text:p/>
        </draw:line>
        <draw:line draw:style-name="gr4" draw:text-style-name="P3" draw:layer="layout" svg:x1="6.08cm" svg:y1="6.08cm" svg:x2="9.89cm" svg:y2="6.08cm">
          <draw:glue-point draw:id="4" svg:x="1.666cm" svg:y="0cm"/>
          <draw:glue-point draw:id="5" svg:x="-1.666cm" svg:y="0cm"/>
          <draw:glue-point draw:id="6" svg:x="0cm" svg:y="0cm"/>
          <text:p/>
        </draw:line>
        <draw:line draw:style-name="gr4" draw:text-style-name="P3" xml:id="id36" draw:id="id36" draw:layer="layout" svg:x1="6.08cm" svg:y1="12.43cm" svg:x2="9.89cm" svg:y2="12.43cm">
          <draw:glue-point draw:id="4" svg:x="-1.666cm" svg:y="0cm"/>
          <draw:glue-point draw:id="5" svg:x="1.666cm" svg:y="0cm"/>
          <draw:glue-point draw:id="6" svg:x="0cm" svg:y="0cm"/>
          <text:p/>
        </draw:line>
        <draw:custom-shape draw:style-name="gr5" draw:text-style-name="P4" draw:layer="layout" svg:width="9.525cm" svg:height="3.302cm" svg:x="2.27cm" svg:y="24.368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032cm" svg:y1="24.749cm" svg:x2="3.032cm" svg:y2="27.289cm">
          <text:p/>
        </draw:line>
        <draw:frame draw:style-name="gr7" draw:text-style-name="P6" draw:layer="layout" svg:width="2.159cm" svg:height="1.27cm" svg:x="3.413cm" svg:y="25.384cm">
          <draw:text-box>
            <text:p text:style-name="P5">Cars</text:p>
          </draw:text-box>
        </draw:frame>
        <draw:line draw:style-name="gr8" draw:text-style-name="P7" draw:layer="layout" svg:x1="6.842cm" svg:y1="24.749cm" svg:x2="6.842cm" svg:y2="27.289cm">
          <text:p/>
        </draw:line>
        <draw:frame draw:style-name="gr9" draw:text-style-name="P6" draw:layer="layout" svg:width="3.937cm" svg:height="1.128cm" svg:x="7.35cm" svg:y="25.526cm">
          <draw:text-box>
            <text:p text:style-name="P5">Pedestrians</text:p>
          </draw:text-box>
        </draw:frame>
        <draw:connector draw:style-name="gr10" draw:text-style-name="P3" draw:layer="layout" svg:x1="4.81cm" svg:y1="9.889cm" svg:x2="11.16cm" svg:y2="9.889cm" draw:start-shape="id32" draw:start-glue-point="5" draw:end-shape="id33" draw:end-glue-point="4" svg:d="M4810 9889h6350" svg:viewBox="0 0 6351 1">
          <text:p/>
        </draw:connector>
        <draw:connector draw:style-name="gr10" draw:text-style-name="P3" draw:layer="layout" svg:x1="11.16cm" svg:y1="8.621cm" svg:x2="4.81cm" svg:y2="8.621cm" draw:start-shape="id33" draw:start-glue-point="5" draw:end-shape="id32" draw:end-glue-point="4" svg:d="M11160 8621h-6350" svg:viewBox="0 0 6351 1">
          <text:p/>
        </draw:connector>
        <draw:connector draw:style-name="gr11" draw:text-style-name="P3" draw:layer="layout" svg:x1="6.08cm" svg:y1="4.811cm" svg:x2="9.89cm" svg:y2="4.811cm" draw:start-shape="id34" draw:start-glue-point="4" draw:end-shape="id35" draw:end-glue-point="4" svg:d="M6080 4811h3810" svg:viewBox="0 0 3811 1">
          <text:p/>
        </draw:connector>
        <draw:connector draw:style-name="gr10" draw:text-style-name="P3" draw:layer="layout" svg:x1="4.81cm" svg:y1="9.889cm" svg:x2="7.351cm" svg:y2="12.43cm" draw:start-shape="id32" draw:start-glue-point="5" draw:end-shape="id36" draw:end-glue-point="4" svg:d="M4810 9889h2541v2541" svg:viewBox="0 0 2542 254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1:17:10.115577869</meta:creation-date>
    <meta:generator>LibreOffice/5.0.6.3$Linux_X86_64 LibreOffice_project/00m0$Build-3</meta:generator>
    <meta:editing-duration>PT2H16M54S</meta:editing-duration>
    <meta:editing-cycles>30</meta:editing-cycles>
    <dc:date>2016-06-08T15:07:32.582359546</dc:date>
    <meta:document-statistic meta:object-count="190"/>
  </office:meta>
</office:document-meta>
</file>